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5c1b"/>
    </style:style>
    <style:style style:name="P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paragraph-rsid="00035c1b"/>
    </style:style>
    <style:style style:name="P3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paragraph-rsid="00035c1b"/>
    </style:style>
    <style:style style:name="P4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paragraph-rsid="00035c1b"/>
    </style:style>
    <style:style style:name="P5" style:family="paragraph" style:parent-style-name="Standard">
      <style:paragraph-properties fo:margin-left="0.499cm" fo:margin-right="0cm" fo:text-indent="0cm" style:auto-text-indent="false"/>
      <style:text-properties officeooo:paragraph-rsid="00052568"/>
    </style:style>
    <style:style style:name="P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color="#333333" loext:opacity="100%" officeooo:paragraph-rsid="00052568" fo:background-color="#cccccc"/>
    </style:style>
    <style:style style:name="P7" style:family="paragraph" style:parent-style-name="Standard">
      <style:paragraph-properties fo:margin-left="0.499cm" fo:margin-right="0cm" fo:text-indent="0cm" style:auto-text-indent="false"/>
      <style:text-properties fo:color="#333333" loext:opacity="100%" officeooo:rsid="00035c1b" officeooo:paragraph-rsid="00052568" fo:background-color="#cccccc"/>
    </style:style>
    <style:style style:name="P8" style:family="paragraph" style:parent-style-name="Standard">
      <style:paragraph-properties fo:margin-left="0.499cm" fo:margin-right="0cm" fo:text-indent="0cm" style:auto-text-indent="false"/>
      <style:text-properties fo:color="#333333" loext:opacity="100%" officeooo:rsid="00035c1b" officeooo:paragraph-rsid="0005b2f7" fo:background-color="#cccccc"/>
    </style:style>
    <style:style style:name="P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paragraph-rsid="0005b2f7"/>
    </style:style>
    <style:style style:name="P1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paragraph-rsid="0006784a"/>
    </style:style>
    <style:style style:name="T1" style:family="text">
      <style:text-properties officeooo:rsid="00035c1b"/>
    </style:style>
    <style:style style:name="T2" style:family="text">
      <style:text-properties officeooo:rsid="00052568"/>
    </style:style>
    <style:style style:name="T3" style:family="text">
      <style:text-properties fo:color="#333333" loext:opacity="100%" officeooo:rsid="00035c1b" fo:background-color="#cccccc" loext:char-shading-value="0"/>
    </style:style>
    <style:style style:name="T4" style:family="text">
      <style:text-properties fo:color="#333333" loext:opacity="100%" officeooo:rsid="0005b2f7" fo:background-color="#cccccc" loext:char-shading-value="0"/>
    </style:style>
    <style:style style:name="T5" style:family="text">
      <style:text-properties officeooo:rsid="0005b2f7"/>
    </style:style>
    <style:style style:name="T6" style:family="text">
      <style:text-properties officeooo:rsid="000678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En el archivo biblioteca.xml:</text:p>
      <text:p text:style-name="P3">1. Listar los títulos de los libros de la biblioteca:</text:p>
      <text:p text:style-name="P7"><text:tab/>/biblioteca/libro/titulo/text()</text:p>
      <text:p text:style-name="P2">2. Listar los títulos de los diccionarios de la biblioteca:</text:p>
      <text:p text:style-name="P7"><text:tab/>/biblioteca/diccionario/titulo/text()</text:p>
      <text:p text:style-name="P5">3. Listar autores de los libros:</text:p>
      <text:p text:style-name="P7"><text:tab/>/biblioteca/libro/autor/text()</text:p>
      <text:p text:style-name="P2">4. Listar autores de los diccionarios:</text:p>
      <text:p text:style-name="P6"><text:span text:style-name="T1"><text:tab/>/</text:span><text:span text:style-name="T2">biblioteca</text:span><text:span text:style-name="T1">/</text:span><text:span text:style-name="T2">diccionario</text:span><text:span text:style-name="T1">/</text:span><text:span text:style-name="T2">autor</text:span><text:span text:style-name="T1">/text()</text:span></text:p>
      <text:p text:style-name="P2">5. Para listar los autores sin indicar de qué nodo son hijos:</text:p>
      <text:p text:style-name="P7"><text:tab/>//autor/text()</text:p>
      <text:p text:style-name="P2">6. Para listar los identificadores de los libros:</text:p>
      <text:p text:style-name="P7"><text:tab/>/biblioteca/libro/<text:span text:style-name="T2">@id</text:span></text:p>
      <text:p text:style-name="P1">2) En el archivo agenda.xml:</text:p>
      <text:p text:style-name="P3">1. Nombre del propietario de la agenda:</text:p>
      <text:p text:style-name="P7"><text:tab/>/agenda/propietario/identificadores/nombre/text()</text:p>
      <text:p text:style-name="P2">2. Teléfono de casa del propietario:</text:p>
      <text:p text:style-name="P8"><text:tab/>/agenda/propietario/<text:span text:style-name="T5">telefonos/casa/text()</text:span></text:p>
      <text:p text:style-name="P2">3. Nombres de los contactos de la agenda:</text:p>
      <text:p text:style-name="P8"><text:tab/>/agenda/<text:span text:style-name="T5">contactos/persona</text:span>/identificadores/nombre/text()</text:p>
      <text:p text:style-name="P9">4. Apellidos de los contactos de la agenda</text:p>
      <text:p text:style-name="P9"><text:span text:style-name="T3"><text:tab/>/agenda/</text:span><text:span text:style-name="T4">contactos/persona</text:span><text:span text:style-name="T3">/identificadores/</text:span><text:span text:style-name="T4">apellidos</text:span><text:span text:style-name="T3">/text()</text:span></text:p>
      <text:p text:style-name="P1">3) En el archivo libros.xml:</text:p>
      <text:p text:style-name="P3"><text:span text:style-name="T1">1</text:span>. Titulos de todos los libros</text:p>
      <text:p text:style-name="P8"><text:tab/>/<text:span text:style-name="T5">libros</text:span>/libro/titulo/text()</text:p>
      <text:p text:style-name="P8"><text:tab/>//<text:span text:style-name="T6">titulo/text()</text:span></text:p>
      <text:p text:style-name="P9">2. ISBN de todos los libros</text:p>
      <text:p text:style-name="P10"><text:span text:style-name="T3"><text:tab/>/</text:span><text:span text:style-name="T4">libros</text:span><text:span text:style-name="T3">/libro/</text:span><text:span text:style-name="T4">@ISBN</text:span></text:p>
      <text:p text:style-name="P10"><text:span text:style-name="T3"><text:tab/>//libro/</text:span><text:span text:style-name="T4">@ISBN</text:span></text:p>
      <text:p text:style-name="P2">3. Apellidos de los autores</text:p>
      <text:p text:style-name="P10"><text:span text:style-name="T3"><text:tab/>/</text:span><text:span text:style-name="T4">libros</text:span><text:span text:style-name="T3">/libro/</text:span><text:span text:style-name="T4">autores/autor/apellido/text()</text:span></text:p>
      <text:p text:style-name="P10"><text:span text:style-name="T3"><text:tab/>/</text:span><text:span text:style-name="T4">/apellido/text()</text:span></text:p>
      <text:p text:style-name="P9">4. Seleccionar los nodos de autor</text:p>
      <text:p text:style-name="P10"><text:span text:style-name="T3"><text:tab/>/</text:span><text:span text:style-name="T4">libros</text:span><text:span text:style-name="T3">/libro/</text:span><text:span text:style-name="T4">autores/autor</text:span></text:p>
      <text:p text:style-name="P10"><text:span text:style-name="T3"><text:tab/>/</text:span><text:span text:style-name="T4">/autor</text:span></text:p>
      <text:p text:style-name="P9">5. Listar las monedas</text:p>
      <text:p text:style-name="P9"><text:span text:style-name="T4"><text:tab/>/libros/libro/precio/@moneda</text:span></text:p>
      <text:p text:style-name="P9"><text:span text:style-name="T4"><text:tab/>//@moneda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13:50:39.799000000</meta:creation-date>
    <dc:date>2025-03-28T14:22:29.169000000</dc:date>
    <meta:editing-duration>PT9M3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38" meta:word-count="143" meta:character-count="1273" meta:non-whitespace-character-count="1148"/>
  </office:meta>
</office:document-meta>
</file>